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A</text:p>
          </table:table-cell>
        </table:table-row>
        <table:table-row table:style-name="ro1" table:number-rows-repeated="6551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9">19/04/2006</text:date>, <text:time>17:2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Laurent Godard</meta:initial-creator>
    <meta:creation-date>2006-04-19T17:25:03</meta:creation-date>
    <dc:creator>Laurent Godard</dc:creator>
    <dc:date>2006-04-19T17:26:28</dc:date>
    <dc:language>fr-FR</dc:language>
    <meta:editing-cycles>2</meta:editing-cycles>
    <meta:editing-duration>PT1M26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